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P2" style:parent-style-name="Standard" style:family="paragraph">
      <style:paragraph-properties fo:text-align="justify"/>
    </style:style>
    <style:style style:name="P3" style:parent-style-name="Standard" style:family="paragraph">
      <style:paragraph-properties fo:text-align="justify"/>
    </style:style>
    <style:style style:name="P4" style:parent-style-name="Standard" style:family="paragraph">
      <style:paragraph-properties fo:text-align="justify"/>
    </style:style>
    <style:style style:name="T5" style:parent-style-name="Fuentedepárrafopredeter." style:family="text">
      <style:text-properties fo:font-weight="bold" style:font-weight-asian="bold" style:font-weight-complex="bold" fo:color="#FF0000"/>
    </style:style>
    <style:style style:name="T6" style:parent-style-name="Fuentedepárrafopredeter." style:family="text">
      <style:text-properties fo:color="#FF0000"/>
    </style:style>
    <style:style style:name="T7" style:parent-style-name="Fuentedepárrafopredeter." style:family="text">
      <style:text-properties fo:font-weight="bold" style:font-weight-asian="bold" style:font-weight-complex="bold" fo:color="#FF3333"/>
    </style:style>
    <style:style style:name="T8" style:parent-style-name="Fuentedepárrafopredeter." style:family="text">
      <style:text-properties fo:font-weight="bold" style:font-weight-asian="bold" style:font-weight-complex="bold" fo:color="#0000FF"/>
    </style:style>
    <style:style style:name="P9" style:parent-style-name="Standard" style:family="paragraph">
      <style:paragraph-properties fo:text-align="justify"/>
      <style:text-properties fo:color="#0000FF"/>
    </style:style>
    <style:style style:name="P10" style:parent-style-name="Standard" style:family="paragraph">
      <style:paragraph-properties fo:text-align="justify"/>
    </style:style>
    <style:style style:name="T11" style:parent-style-name="Fuentedepárrafopredeter." style:family="text">
      <style:text-properties fo:font-weight="bold" style:font-weight-asian="bold" style:font-weight-complex="bold"/>
    </style:style>
    <style:style style:name="P12" style:parent-style-name="Standard" style:family="paragraph">
      <style:paragraph-properties fo:text-align="justify"/>
    </style:style>
    <style:style style:name="P13" style:parent-style-name="Standard" style:family="paragraph">
      <style:paragraph-properties fo:text-align="justify"/>
    </style:style>
    <style:style style:name="P14" style:parent-style-name="Standard" style:family="paragraph">
      <style:paragraph-properties fo:text-align="justify"/>
    </style:style>
    <style:style style:name="P15" style:parent-style-name="Standard" style:family="paragraph">
      <style:paragraph-properties fo:text-align="justify"/>
    </style:style>
    <style:style style:name="P16" style:parent-style-name="Standard" style:family="paragraph">
      <style:paragraph-properties fo:text-align="justify"/>
    </style:style>
    <style:style style:name="P17" style:parent-style-name="Standard" style:family="paragraph">
      <style:paragraph-properties fo:text-align="justify"/>
    </style:style>
  </office:automatic-styles>
  <office:body>
    <office:text text:use-soft-page-breaks="true">
      <text:p text:style-name="P1">Buenos días a todos/as:</text:p>
      <text:p text:style-name="Standard"/>
      <text:p text:style-name="P2">Al inicio del bloque 2.2. <text:s/>subimos un documento en el que nos presentábamos las profesoras del bloque y se explicaba la organización del mismo.</text:p>
      <text:p text:style-name="P3"/>
      <text:p text:style-name="P4">En esta segunda parte del bloque (actividades: (2.2-4; 2.2-5; 2.2-6),<text:s/>se incorpora<text:s/>como docente.<text:s/>la profesora<text:s/><text:span text:style-name="T5">PAULA JARDÓN</text:span><text:span text:style-name="T6"><text:s/></text:span>que estará acompañando y evaluando al<text:s/><text:span text:style-name="T7">GRUPO B<text:s/></text:span>y al<text:s/><text:span text:style-name="T8">GRUPO A.</text:span></text:p>
      <text:p text:style-name="P9"/>
      <text:p text:style-name="P10">Es importante que leáis y comprendáis bien el material del dossier antes de poneros a realizar actividades. El trabajo de lectura, comprensión, reflexión y respuesta a las actividades os facilitará la realización posterior de vuestro<text:s/><text:span text:style-name="T11">Trabajo de Fin de Estudios</text:span>.</text:p>
      <text:p text:style-name="P12"/>
      <text:p text:style-name="P13">Respecto a las fechas de entrega de las 4 actividades os recomendamos que sigáis, a modo orientativo, los plazos indicados en cada actividad. La entrega espaciada nos permitirá ir corrigiendo y, en su caso, proponer recomendaciones o cambios si hace falta rectificar algún aspecto.</text:p>
      <text:p text:style-name="P14"/>
      <text:p text:style-name="P15">¡Ánimo!</text:p>
      <text:p text:style-name="P16"/>
      <text:p text:style-name="P17">Paula<text:s/>Jardón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Times New Roman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sandra</meta:initial-creator>
    <dc:creator>Paula Jardon Giner</dc:creator>
    <meta:creation-date>2023-01-08T20:17:00Z</meta:creation-date>
    <dc:date>2023-01-08T20:17:00Z</dc:date>
    <meta:template xlink:href="Normal" xlink:type="simple"/>
    <meta:editing-cycles>2</meta:editing-cycles>
    <meta:editing-duration>PT120S</meta:editing-duration>
    <meta:document-statistic meta:page-count="1" meta:paragraph-count="1" meta:word-count="142" meta:character-count="922" meta:row-count="6" meta:non-whitespace-character-count="781"/>
  </office:meta>
</office:document-meta>
</file>